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8.114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7.87cm"/>
    </style:style>
    <style:style style:name="co4" style:family="table-column">
      <style:table-column-properties fo:break-before="auto" style:column-width="0.653cm"/>
    </style:style>
    <style:style style:name="co5" style:family="table-column">
      <style:table-column-properties fo:break-before="auto" style:column-width="3.948cm"/>
    </style:style>
    <style:style style:name="co6" style:family="table-column">
      <style:table-column-properties fo:break-before="auto" style:column-width="1.633cm"/>
    </style:style>
    <style:style style:name="co7" style:family="table-column">
      <style:table-column-properties fo:break-before="auto" style:column-width="3.976cm"/>
    </style:style>
    <style:style style:name="co8" style:family="table-column">
      <style:table-column-properties fo:break-before="auto" style:column-width="0.762cm"/>
    </style:style>
    <style:style style:name="co9" style:family="table-column">
      <style:table-column-properties fo:break-before="auto" style:column-width="7.978cm"/>
    </style:style>
    <style:style style:name="co10" style:family="table-column">
      <style:table-column-properties fo:break-before="auto" style:column-width="2.205cm"/>
    </style:style>
    <style:style style:name="co11" style:family="table-column">
      <style:table-column-properties fo:break-before="auto" style:column-width="7.733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2.831cm"/>
    </style:style>
    <style:style style:name="co14" style:family="table-column">
      <style:table-column-properties fo:break-before="auto" style:column-width="2.695cm"/>
    </style:style>
    <style:style style:name="co15" style:family="table-column">
      <style:table-column-properties fo:break-before="auto" style:column-width="0.871cm"/>
    </style:style>
    <style:style style:name="co16" style:family="table-column">
      <style:table-column-properties fo:break-before="auto" style:column-width="2.776cm"/>
    </style:style>
    <style:style style:name="co17" style:family="table-column">
      <style:table-column-properties fo:break-before="auto" style:column-width="2.614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ff0000"/>
    </style:style>
  </office:automatic-styles>
  <office:body>
    <office:spreadsheet>
      <table:table table:name="Preliminary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1013" table:default-cell-style-name="Default"/>
        <table:table-row table:style-name="ro1">
          <table:table-cell table:style-name="ce1" office:value-type="string">
            <text:p>Testing with init. cond.: x = [0, 0.445], v = [cos 1, sin 1], r = 0.1</text:p>
          </table:table-cell>
          <table:table-cell table:style-name="ce1" table:number-columns-repeated="1023"/>
        </table:table-row>
        <table:table-row table:style-name="ro1">
          <table:table-cell table:style-name="ce1" table:number-columns-repeated="1024"/>
        </table:table-row>
        <table:table-row table:style-name="ro1">
          <table:table-cell table:style-name="ce1" office:value-type="string">
            <text:p>lorentz-gas2.jl (classic)</text:p>
          </table:table-cell>
          <table:table-cell table:style-name="ce1" table:number-columns-repeated="3"/>
          <table:table-cell table:style-name="ce1" office:value-type="string">
            <text:p>lorentz-gas.jl (very inefficient)</text:p>
          </table:table-cell>
          <table:table-cell table:style-name="ce1" table:number-columns-repeated="3"/>
          <table:table-cell table:style-name="ce1" office:value-type="string">
            <text:p>EfficientLorentz.jl</text:p>
          </table:table-cell>
          <table:table-cell table:style-name="ce1" table:number-columns-repeated="1015"/>
        </table:table-row>
        <table:table-row table:style-name="ro2">
          <table:table-cell table:style-name="ce1" office:value-type="string">
            <text:p>Places</text:p>
          </table:table-cell>
          <table:table-cell table:style-name="ce1" office:value-type="string">
            <text:p>Circles</text:p>
          </table:table-cell>
          <table:table-cell table:style-name="ce1" office:value-type="string">
            <text:p>Speeds</text:p>
          </table:table-cell>
          <table:table-cell table:style-name="ce1"/>
          <table:table-cell table:style-name="ce1" office:value-type="string">
            <text:p>Places</text:p>
          </table:table-cell>
          <table:table-cell table:style-name="ce1" office:value-type="string">
            <text:p>Circles</text:p>
          </table:table-cell>
          <table:table-cell table:style-name="ce1" office:value-type="string">
            <text:p>Speeds</text:p>
          </table:table-cell>
          <table:table-cell table:style-name="ce1"/>
          <table:table-cell table:style-name="ce1" office:value-type="string">
            <text:p>Places</text:p>
          </table:table-cell>
          <table:table-cell table:style-name="ce1" office:value-type="string">
            <text:p>Circles</text:p>
          </table:table-cell>
          <table:table-cell table:style-name="ce1" office:value-type="string">
            <text:p>Speeds</text:p>
          </table:table-cell>
          <table:table-cell table:style-name="ce1" table:number-columns-repeated="1013"/>
        </table:table-row>
        <table:table-row table:style-name="ro2">
          <table:table-cell office:value-type="string">
            <text:p>[0.0,0.445]</text:p>
          </table:table-cell>
          <table:table-cell/>
          <table:table-cell office:value-type="string">
            <text:p>[0.5403023058681398,0.8414709848078965]</text:p>
          </table:table-cell>
          <table:table-cell/>
          <table:table-cell office:value-type="string">
            <text:p>[0.0,0.445]</text:p>
          </table:table-cell>
          <table:table-cell/>
          <table:table-cell office:value-type="string">
            <text:p>[0.540302,0.841471]</text:p>
          </table:table-cell>
          <table:table-cell/>
          <table:table-cell office:value-type="string">
            <text:p>[0.0,0.445]</text:p>
          </table:table-cell>
          <table:table-cell/>
          <table:table-cell office:value-type="string">
            <text:p>[0.5403023058681398,0.8414709848078965]</text:p>
          </table:table-cell>
          <table:table-cell table:number-columns-repeated="1013"/>
        </table:table-row>
        <table:table-row table:style-name="ro2">
          <table:table-cell office:value-type="string">
            <text:p>[0.9448796725624946,1.9165629009182235]</text:p>
          </table:table-cell>
          <table:table-cell office:value-type="string">
            <text:p>[1,2]</text:p>
          </table:table-cell>
          <table:table-cell office:value-type="string">
            <text:p>[-0.5620109566725988,-0.8271297870225387]</text:p>
          </table:table-cell>
          <table:table-cell/>
          <table:table-cell office:value-type="string">
            <text:p>[0.94488,1.91656]</text:p>
          </table:table-cell>
          <table:table-cell office:value-type="string">
            <text:p>[1,2]</text:p>
          </table:table-cell>
          <table:table-cell office:value-type="string">
            <text:p>[-0.562011,-0.82713]</text:p>
          </table:table-cell>
          <table:table-cell/>
          <table:table-cell office:value-type="string">
            <text:p>[0.9448796725624946,1.9165629009182235]</text:p>
          </table:table-cell>
          <table:table-cell office:value-type="string">
            <text:p>[1,2]</text:p>
          </table:table-cell>
          <table:table-cell office:value-type="string">
            <text:p>[-0.5620109566725981,-0.8271297870225407]</text:p>
          </table:table-cell>
          <table:table-cell table:number-columns-repeated="1013"/>
        </table:table-row>
        <table:table-row table:style-name="ro2">
          <table:table-cell office:value-type="string">
            <text:p>[-0.9716764156856661,-0.904094971082905]</text:p>
          </table:table-cell>
          <table:table-cell office:value-type="string">
            <text:p>[-1,-1]</text:p>
          </table:table-cell>
          <table:table-cell office:value-type="string">
            <text:p>[-0.022480262386806116,0.9997472869695718]</text:p>
          </table:table-cell>
          <table:table-cell/>
          <table:table-cell office:value-type="string">
            <text:p>[-0.971676,-0.904095]</text:p>
          </table:table-cell>
          <table:table-cell office:value-type="string">
            <text:p>[-1,-1]</text:p>
          </table:table-cell>
          <table:table-cell office:value-type="string">
            <text:p>[-0.0224803,0.999747]</text:p>
          </table:table-cell>
          <table:table-cell/>
          <table:table-cell office:value-type="string">
            <text:p>[-0.9716764156856601,-0.9040949710829063]</text:p>
          </table:table-cell>
          <table:table-cell office:value-type="string">
            <text:p>[-1,-1]</text:p>
          </table:table-cell>
          <table:table-cell office:value-type="string">
            <text:p>[-0.022480262386683325,0.9997472869695769]</text:p>
          </table:table-cell>
          <table:table-cell table:number-columns-repeated="1013"/>
        </table:table-row>
        <table:table-row table:style-name="ro2">
          <table:table-cell office:value-type="string">
            <text:p>[-0.9897690501215699,-0.09947526157083009]</text:p>
          </table:table-cell>
          <table:table-cell office:value-type="string">
            <text:p>[-1,0]</text:p>
          </table:table-cell>
          <table:table-cell office:value-type="string">
            <text:p>[0.18148419443581376,-0.9833938616698721]</text:p>
          </table:table-cell>
          <table:table-cell/>
          <table:table-cell office:value-type="string">
            <text:p>[-0.989769,-0.0994753]</text:p>
          </table:table-cell>
          <table:table-cell office:value-type="string">
            <text:p>[-1,0]</text:p>
          </table:table-cell>
          <table:table-cell office:value-type="string">
            <text:p>[0.181484,-0.983394]</text:p>
          </table:table-cell>
          <table:table-cell/>
          <table:table-cell office:value-type="string">
            <text:p>[-0.9897690501214653,-0.0994752615708192]</text:p>
          </table:table-cell>
          <table:table-cell office:value-type="string">
            <text:p>[-1,0]</text:p>
          </table:table-cell>
          <table:table-cell office:value-type="string">
            <text:p>[0.18148419443800345,-0.9833938616694695]</text:p>
          </table:table-cell>
          <table:table-cell table:number-columns-repeated="1013"/>
        </table:table-row>
        <table:table-row table:style-name="ro2">
          <table:table-cell office:value-type="string">
            <text:p>[-0.09242759468983634,-4.961827500214797]</text:p>
          </table:table-cell>
          <table:table-cell office:value-type="string">
            <text:p>[0,-5]</text:p>
          </table:table-cell>
          <table:table-cell office:value-type="string">
            <text:p>[-0.8225151657457678,-0.5687431776454224]</text:p>
          </table:table-cell>
          <table:table-cell/>
          <table:table-cell office:value-type="string">
            <text:p>[-0.0924276,-4.96183]</text:p>
          </table:table-cell>
          <table:table-cell office:value-type="string">
            <text:p>[0,-5]</text:p>
          </table:table-cell>
          <table:table-cell office:value-type="string">
            <text:p>[-0.822515,-0.568743]</text:p>
          </table:table-cell>
          <table:table-cell/>
          <table:table-cell office:value-type="string">
            <text:p>[-0.09242759468202599,-4.9618275001958825]</text:p>
          </table:table-cell>
          <table:table-cell office:value-type="string">
            <text:p>[0,-5]</text:p>
          </table:table-cell>
          <table:table-cell office:value-type="string">
            <text:p>[-0.8225151659798078,-0.5687431773069569]</text:p>
          </table:table-cell>
          <table:table-cell table:number-columns-repeated="1013"/>
        </table:table-row>
        <table:table-row table:style-name="ro2">
          <table:table-cell office:value-type="string">
            <text:p>[-2.9328562238489915,-6.925893904945792]</text:p>
          </table:table-cell>
          <table:table-cell office:value-type="string">
            <text:p>[-3,-7]</text:p>
          </table:table-cell>
          <table:table-cell office:value-type="string">
            <text:p>[0.48509792526653095,0.8744598349278867]</text:p>
          </table:table-cell>
          <table:table-cell/>
          <table:table-cell office:value-type="string">
            <text:p>[-2.93286,-6.92589]</text:p>
          </table:table-cell>
          <table:table-cell office:value-type="string">
            <text:p>[-3,-7]</text:p>
          </table:table-cell>
          <table:table-cell office:value-type="string">
            <text:p>[0.485098,0.87446]</text:p>
          </table:table-cell>
          <table:table-cell/>
          <table:table-cell office:value-type="string">
            <text:p>[-2.9328562249389405,-6.925893903958246]</text:p>
          </table:table-cell>
          <table:table-cell office:value-type="string">
            <text:p>[-3,-7]</text:p>
          </table:table-cell>
          <table:table-cell office:value-type="string">
            <text:p>[0.4850978991836761,0.8744598493970939]</text:p>
          </table:table-cell>
          <table:table-cell table:number-columns-repeated="1013"/>
        </table:table-row>
        <table:table-row table:style-name="ro2">
          <table:table-cell office:value-type="string">
            <text:p>[0.9010808071201877,-0.014662649146948481]</text:p>
          </table:table-cell>
          <table:table-cell office:value-type="string">
            <text:p>[1,0]</text:p>
          </table:table-cell>
          <table:table-cell office:value-type="string">
            <text:p>[-0.7179057218268957,0.6961403411440853]</text:p>
          </table:table-cell>
          <table:table-cell/>
          <table:table-cell office:value-type="string">
            <text:p>[0.901081,-0.0146628]</text:p>
          </table:table-cell>
          <table:table-cell office:value-type="string">
            <text:p>[1,0]</text:p>
          </table:table-cell>
          <table:table-cell office:value-type="string">
            <text:p>[-0.717907,0.696139]</text:p>
          </table:table-cell>
          <table:table-cell/>
          <table:table-cell office:value-type="string">
            <text:p>[0.9010807499311531,-0.014662263325179836]</text:p>
          </table:table-cell>
          <table:table-cell office:value-type="string">
            <text:p>[1,0]</text:p>
          </table:table-cell>
          <table:table-cell office:value-type="string">
            <text:p>[-0.7179002706281503,0.6961459627348513]</text:p>
          </table:table-cell>
          <table:table-cell table:number-columns-repeated="1013"/>
        </table:table-row>
        <table:table-row table:style-name="ro2">
          <table:table-cell office:value-type="string">
            <text:p>[-23.910574547248665,24.044755875594372]</text:p>
          </table:table-cell>
          <table:table-cell office:value-type="string">
            <text:p>[-24,24]</text:p>
          </table:table-cell>
          <table:table-cell office:value-type="string">
            <text:p>[-0.12693451063161176,0.9919110998525589]</text:p>
          </table:table-cell>
          <table:table-cell/>
          <table:table-cell office:value-type="string">
            <text:p>[-23.9105,24.0445]</text:p>
          </table:table-cell>
          <table:table-cell office:value-type="string">
            <text:p>[-24,24]</text:p>
          </table:table-cell>
          <table:table-cell office:value-type="string">
            <text:p>[-0.12185,0.992549]</text:p>
          </table:table-cell>
          <table:table-cell/>
          <table:table-cell office:value-type="string">
            <text:p>[-23.91094892340575,24.045496216957076]</text:p>
          </table:table-cell>
          <table:table-cell office:value-type="string">
            <text:p>[-24,24]</text:p>
          </table:table-cell>
          <table:table-cell office:value-type="string">
            <text:p>[-0.14338218774079747,0.9896673927328652]</text:p>
          </table:table-cell>
          <table:table-cell table:number-columns-repeated="1013"/>
        </table:table-row>
        <table:table-row table:style-name="ro2">
          <table:table-cell office:value-type="string">
            <text:p>[-24.020285908894383,24.902079205986016]</text:p>
          </table:table-cell>
          <table:table-cell office:value-type="string">
            <text:p>[-24,25]</text:p>
          </table:table-cell>
          <table:table-cell office:value-type="string">
            <text:p>[-0.5105562239993835,-0.8598443708808536]</text:p>
          </table:table-cell>
          <table:table-cell/>
          <table:table-cell office:value-type="string">
            <text:p>[-24.0156,24.9012]</text:p>
          </table:table-cell>
          <table:table-cell office:value-type="string">
            <text:p>[-24,25]</text:p>
          </table:table-cell>
          <table:table-cell office:value-type="string">
            <text:p>[-0.422412,-0.906404]</text:p>
          </table:table-cell>
          <table:table-cell/>
          <table:table-cell office:value-type="string">
            <text:p>[-24.035703610028186,24.906590941387062]</text:p>
          </table:table-cell>
          <table:table-cell office:value-type="string">
            <text:p>[-24,25]</text:p>
          </table:table-cell>
          <table:table-cell office:value-type="string">
            <text:p>[-0.7669431503636832,-0.6417150489977879]</text:p>
          </table:table-cell>
          <table:table-cell table:number-columns-repeated="1013"/>
        </table:table-row>
        <table:table-row table:style-name="ro2">
          <table:table-cell office:value-type="string">
            <text:p>[-26.90789950065745,20.03895507695863]</text:p>
          </table:table-cell>
          <table:table-cell office:value-type="string">
            <text:p>[-27,20]</text:p>
          </table:table-cell>
          <table:table-cell office:value-type="string">
            <text:p>[0.9725894502856238,-0.2325290545138562]</text:p>
          </table:table-cell>
          <table:table-cell/>
          <table:table-cell office:value-type="string">
            <text:p>[-24.9001,23.0034]</text:p>
          </table:table-cell>
          <table:table-cell office:value-type="string">
            <text:p>[-25,23]</text:p>
          </table:table-cell>
          <table:table-cell office:value-type="string">
            <text:p>[0.483783,-0.875188]</text:p>
          </table:table-cell>
          <table:table-cell/>
          <table:table-cell office:value-type="string">
            <text:p>[-24.999698062403922,24.099999544167403]</text:p>
          </table:table-cell>
          <table:table-cell office:value-type="string">
            <text:p>[-25,24]</text:p>
          </table:table-cell>
          <table:table-cell office:value-type="string">
            <text:p>[-0.763054026166998,0.6463347067505649]</text:p>
          </table:table-cell>
          <table:table-cell table:number-columns-repeated="1013"/>
        </table:table-row>
        <table:table-row table:style-name="ro2">
          <table:table-cell office:value-type="string">
            <text:p>[-18.06621615553702,17.925063888905967]</text:p>
          </table:table-cell>
          <table:table-cell office:value-type="string">
            <text:p>[-18,18]</text:p>
          </table:table-cell>
          <table:table-cell office:value-type="string">
            <text:p>[0.3504713038002225,-0.9365734702694563]</text:p>
          </table:table-cell>
          <table:table-cell/>
          <table:table-cell office:value-type="string">
            <text:p>[-21.0688,16.0725]</text:p>
          </table:table-cell>
          <table:table-cell office:value-type="string">
            <text:p>[-21,16]</text:p>
          </table:table-cell>
          <table:table-cell office:value-type="string">
            <text:p>[-0.848571,0.529082]</text:p>
          </table:table-cell>
          <table:table-cell/>
          <table:table-cell office:value-type="string">
            <text:p>[-25.956133158899803,24.91013510000067]</text:p>
          </table:table-cell>
          <table:table-cell office:value-type="string">
            <text:p>[-26,25]</text:p>
          </table:table-cell>
          <table:table-cell office:value-type="string">
            <text:p>[0.040196732789013145,-0.9991917847305858]</text:p>
          </table:table-cell>
          <table:table-cell table:number-columns-repeated="1013"/>
        </table:table-row>
        <table:table-row table:style-name="ro2">
          <table:table-cell office:value-type="string">
            <text:p>[-17.008911732880936,15.099602113517028]</text:p>
          </table:table-cell>
          <table:table-cell office:value-type="string">
            <text:p>[-17,15]</text:p>
          </table:table-cell>
          <table:table-cell office:value-type="string">
            <text:p>[0.17863882840879813,0.9839147163167811]</text:p>
          </table:table-cell>
          <table:table-cell/>
          <table:table-cell office:value-type="string">
            <text:p>[-23.9998,17.9]</text:p>
          </table:table-cell>
          <table:table-cell office:value-type="string">
            <text:p>[-24,18]</text:p>
          </table:table-cell>
          <table:table-cell office:value-type="string">
            <text:p>[-0.846514,-0.532366]</text:p>
          </table:table-cell>
          <table:table-cell/>
          <table:table-cell office:value-type="string">
            <text:p>[-25.9220385027411,24.062625912729082]</text:p>
          </table:table-cell>
          <table:table-cell office:value-type="string">
            <text:p>[-26,24]</text:p>
          </table:table-cell>
          <table:table-cell office:value-type="string">
            <text:p>[0.967026401228994,-0.2546761459699459]</text:p>
          </table:table-cell>
          <table:table-cell table:number-columns-repeated="1013"/>
        </table:table-row>
        <table:table-row table:style-name="ro2">
          <table:table-cell office:value-type="string">
            <text:p>[-15.95373591512925,20.911345420586006]</text:p>
          </table:table-cell>
          <table:table-cell office:value-type="string">
            <text:p>[-16,21]</text:p>
          </table:table-cell>
          <table:table-cell office:value-type="string">
            <text:p>[0.9092781146880868,-0.41618903175033106]</text:p>
          </table:table-cell>
          <table:table-cell/>
          <table:table-cell office:value-type="string">
            <text:p>[-26.9218,16.0624]</text:p>
          </table:table-cell>
          <table:table-cell office:value-type="string">
            <text:p>[-27,16]</text:p>
          </table:table-cell>
          <table:table-cell office:value-type="string">
            <text:p>[0.707143,0.707071]</text:p>
          </table:table-cell>
          <table:table-cell/>
          <table:table-cell office:value-type="string">
            <text:p>[-22.085304699895232,23.05218340900884]</text:p>
          </table:table-cell>
          <table:table-cell office:value-type="string">
            <text:p>[-22,23]</text:p>
          </table:table-cell>
          <table:table-cell office:value-type="string">
            <text:p>[-0.6671005670491739,0.7449676727500832]</text:p>
          </table:table-cell>
          <table:table-cell table:number-columns-repeated="1013"/>
        </table:table-row>
        <table:table-row table:style-name="ro2">
          <table:table-cell office:value-type="string">
            <text:p>[-14.083353938601421,20.05524600365303]</text:p>
          </table:table-cell>
          <table:table-cell office:value-type="string">
            <text:p>[-14,20]</text:p>
          </table:table-cell>
          <table:table-cell office:value-type="string">
            <text:p>[-0.7375405308572682,0.6753028693429176]</text:p>
          </table:table-cell>
          <table:table-cell/>
          <table:table-cell office:value-type="string">
            <text:p>[-26.0623,16.9218]</text:p>
          </table:table-cell>
          <table:table-cell office:value-type="string">
            <text:p>[-26,17]</text:p>
          </table:table-cell>
          <table:table-cell office:value-type="string">
            <text:p>[-0.531227,-0.847229]</text:p>
          </table:table-cell>
          <table:table-cell/>
          <table:table-cell office:value-type="string">
            <text:p>[-22.90529612309773,23.967888075428597]</text:p>
          </table:table-cell>
          <table:table-cell office:value-type="string">
            <text:p>[-23,24]</text:p>
          </table:table-cell>
          <table:table-cell office:value-type="string">
            <text:p>[0.9826287650230354,0.18558208466689274]</text:p>
          </table:table-cell>
          <table:table-cell table:number-columns-repeated="1013"/>
        </table:table-row>
        <table:table-row table:style-name="ro2">
          <table:table-cell office:value-type="string">
            <text:p>[-15.006170789921748,20.90019057483513]</text:p>
          </table:table-cell>
          <table:table-cell office:value-type="string">
            <text:p>[-15,21]</text:p>
          </table:table-cell>
          <table:table-cell office:value-type="string">
            <text:p>[-0.8151078335060808,-0.5793092608935423]</text:p>
          </table:table-cell>
          <table:table-cell/>
          <table:table-cell office:value-type="string">
            <text:p>[-27.9005,13.9902]</text:p>
          </table:table-cell>
          <table:table-cell office:value-type="string">
            <text:p>[-28,14]</text:p>
          </table:table-cell>
          <table:table-cell office:value-type="string">
            <text:p>[0.355404,-0.934713]</text:p>
          </table:table-cell>
          <table:table-cell/>
          <table:table-cell office:value-type="string">
            <text:p>[-17.071782715191617,25.069622135845716]</text:p>
          </table:table-cell>
          <table:table-cell office:value-type="string">
            <text:p>[-17,25]</text:p>
          </table:table-cell>
          <table:table-cell office:value-type="string">
            <text:p>[0.15547453269843525,0.9878399008352563]</text:p>
          </table:table-cell>
          <table:table-cell table:number-columns-repeated="1013"/>
        </table:table-row>
        <table:table-row table:style-name="ro2">
          <table:table-cell office:value-type="string">
            <text:p>[-18.95869671387189,18.091071612234657]</text:p>
          </table:table-cell>
          <table:table-cell office:value-type="string">
            <text:p>[-19,18]</text:p>
          </table:table-cell>
          <table:table-cell office:value-type="string">
            <text:p>[-0.10117838133810331,0.9948683004045312]</text:p>
          </table:table-cell>
          <table:table-cell/>
          <table:table-cell office:value-type="string">
            <text:p>[-26.0382,9.09241]</text:p>
          </table:table-cell>
          <table:table-cell office:value-type="string">
            <text:p>[-26,9]</text:p>
          </table:table-cell>
          <table:table-cell office:value-type="string">
            <text:p>[-0.408603,0.912712]</text:p>
          </table:table-cell>
          <table:table-cell/>
          <table:table-cell office:value-type="string">
            <text:p>[-16.937658041096565,25.921811252983037]</text:p>
          </table:table-cell>
          <table:table-cell office:value-type="string">
            <text:p>[-17,26]</text:p>
          </table:table-cell>
          <table:table-cell office:value-type="string">
            <text:p>[0.9976567582488589,-0.06841778073266691]</text:p>
          </table:table-cell>
          <table:table-cell table:number-columns-repeated="1013"/>
        </table:table-row>
        <table:table-row table:style-name="ro2">
          <table:table-cell office:value-type="string">
            <text:p>[-19.041900773516193,18.90920173361377]</text:p>
          </table:table-cell>
          <table:table-cell office:value-type="string">
            <text:p>[-19,19]</text:p>
          </table:table-cell>
          <table:table-cell office:value-type="string">
            <text:p>[-0.8226499048452887,-0.5685482688901943]</text:p>
          </table:table-cell>
          <table:table-cell/>
          <table:table-cell office:value-type="string">
            <text:p>[-26.9029,11.0239]</text:p>
          </table:table-cell>
          <table:table-cell office:value-type="string">
            <text:p>[-27,11]</text:p>
          </table:table-cell>
          <table:table-cell office:value-type="string">
            <text:p>[-0.0609575,0.99814]</text:p>
          </table:table-cell>
          <table:table-cell/>
          <table:table-cell office:value-type="string">
            <text:p>[-4.091286280011369,25.04082664671126]</text:p>
          </table:table-cell>
          <table:table-cell office:value-type="string">
            <text:p>[-4,25]</text:p>
          </table:table-cell>
          <table:table-cell office:value-type="string">
            <text:p>[-0.7160723112828926,0.6980261062553331]</text:p>
          </table:table-cell>
          <table:table-cell table:number-columns-repeated="1013"/>
        </table:table-row>
        <table:table-row table:style-name="ro2">
          <table:table-cell office:value-type="string">
            <text:p>[-26.000483760440513,14.099998829872336]</text:p>
          </table:table-cell>
          <table:table-cell office:value-type="string">
            <text:p>[-26,14]</text:p>
          </table:table-cell>
          <table:table-cell office:value-type="string">
            <text:p>[-0.8281121597076306,0.5605624416105338]</text:p>
          </table:table-cell>
          <table:table-cell/>
          <table:table-cell office:value-type="string">
            <text:p>[-26.957,11.9097]</text:p>
          </table:table-cell>
          <table:table-cell office:value-type="string">
            <text:p>[-27,12]</text:p>
          </table:table-cell>
          <table:table-cell office:value-type="string">
            <text:p>[0.736732,-0.676184]</text:p>
          </table:table-cell>
          <table:table-cell/>
          <table:table-cell office:value-type="string">
            <text:p>[-4.975737295694259,25.90298803589365]</text:p>
          </table:table-cell>
          <table:table-cell office:value-type="string">
            <text:p>[-5,26]</text:p>
          </table:table-cell>
          <table:table-cell office:value-type="string">
            <text:p>[-0.30316604611169495,-0.9529377463848349]</text:p>
          </table:table-cell>
          <table:table-cell table:number-columns-repeated="1013"/>
        </table:table-row>
        <table:table-row table:style-name="ro2">
          <table:table-cell table:number-columns-repeated="8"/>
          <table:table-cell office:value-type="string">
            <text:p>[-5.900026892297164,22.99768100533914]</text:p>
          </table:table-cell>
          <table:table-cell office:value-type="string">
            <text:p>[-6,23]</text:p>
          </table:table-cell>
          <table:table-cell office:value-type="string">
            <text:p>[0.2586547114144636,-0.9659698443859968]</text:p>
          </table:table-cell>
          <table:table-cell table:number-columns-repeated="1013"/>
        </table:table-row>
        <table:table-row table:style-name="ro2">
          <table:table-cell table:number-columns-repeated="8"/>
          <table:table-cell office:value-type="string">
            <text:p>[-5.099634509442279,20.008541927662797]</text:p>
          </table:table-cell>
          <table:table-cell office:value-type="string">
            <text:p>[-5,20]</text:p>
          </table:table-cell>
          <table:table-cell office:value-type="string">
            <text:p>[-0.4193019279279986,-0.9078468445921205]</text:p>
          </table:table-cell>
          <table:table-cell table:number-columns-repeated="1013"/>
        </table:table-row>
        <table:table-row table:style-name="ro2">
          <table:table-cell table:number-columns-repeated="8"/>
          <table:table-cell office:value-type="string">
            <text:p>[-5.981885711413208,18.09834567885268]</text:p>
          </table:table-cell>
          <table:table-cell office:value-type="string">
            <text:p>[-6,18]</text:p>
          </table:table-cell>
          <table:table-cell office:value-type="string">
            <text:p>[-0.0683261008204819,0.9976630412853208]</text:p>
          </table:table-cell>
          <table:table-cell table:number-columns-repeated="1013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sts" table:style-name="ta1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table:style-name="ce1" office:value-type="string">
            <text:p>Testing with init. cond.: x = [0, 0.445], v = [cos 1, sin 1]</text:p>
          </table:table-cell>
          <table:table-cell table:number-columns-repeated="4"/>
        </table:table-row>
        <table:table-row table:style-name="ro2">
          <table:table-cell table:style-name="ce1" office:value-type="string">
            <text:p>Tests for r = 0.0001</text:p>
          </table:table-cell>
          <table:table-cell table:number-columns-repeated="4"/>
        </table:table-row>
        <table:table-row table:style-name="ro2">
          <table:table-cell table:style-name="ce1" office:value-type="string">
            <text:p>Classic 1024</text:p>
          </table:table-cell>
          <table:table-cell table:style-name="ce1" office:value-type="string">
            <text:p>Efficient 1024</text:p>
          </table:table-cell>
          <table:table-cell/>
          <table:table-cell table:style-name="ce1" office:value-type="string">
            <text:p>Classic 4096</text:p>
          </table:table-cell>
          <table:table-cell table:style-name="ce1" office:value-type="string">
            <text:p>Efficient 4096</text:p>
          </table:table-cell>
        </table:table-row>
        <table:table-row table:style-name="ro2">
          <table:table-cell table:number-columns-repeated="2" office:value-type="string">
            <text:p>[3659,5699]</text:p>
          </table:table-cell>
          <table:table-cell/>
          <table:table-cell table:number-columns-repeated="2" office:value-type="string">
            <text:p>[3659,5699]</text:p>
          </table:table-cell>
        </table:table-row>
        <table:table-row table:style-name="ro2">
          <table:table-cell table:number-columns-repeated="2" office:value-type="string">
            <text:p>[9276,2638]</text:p>
          </table:table-cell>
          <table:table-cell/>
          <table:table-cell table:number-columns-repeated="2" office:value-type="string">
            <text:p>[9276,2638]</text:p>
          </table:table-cell>
        </table:table-row>
        <table:table-row table:style-name="ro2">
          <table:table-cell table:number-columns-repeated="2" office:value-type="string">
            <text:p>[4149,4791]</text:p>
          </table:table-cell>
          <table:table-cell/>
          <table:table-cell table:number-columns-repeated="2" office:value-type="string">
            <text:p>[4149,4791]</text:p>
          </table:table-cell>
        </table:table-row>
        <table:table-row table:style-name="ro2">
          <table:table-cell table:number-columns-repeated="2" office:value-type="string">
            <text:p>[4097,5262]</text:p>
          </table:table-cell>
          <table:table-cell/>
          <table:table-cell table:number-columns-repeated="2" office:value-type="string">
            <text:p>[4097,5262]</text:p>
          </table:table-cell>
        </table:table-row>
        <table:table-row table:style-name="ro2">
          <table:table-cell table:number-columns-repeated="2" office:value-type="string">
            <text:p>[24484,15167]</text:p>
          </table:table-cell>
          <table:table-cell/>
          <table:table-cell table:number-columns-repeated="2" office:value-type="string">
            <text:p>[24484,15167]</text:p>
          </table:table-cell>
        </table:table-row>
        <table:table-row table:style-name="ro2">
          <table:table-cell table:number-columns-repeated="2" office:value-type="string">
            <text:p>[22405,18910]</text:p>
          </table:table-cell>
          <table:table-cell/>
          <table:table-cell table:number-columns-repeated="2" office:value-type="string">
            <text:p>[22405,18910]</text:p>
          </table:table-cell>
        </table:table-row>
        <table:table-row table:style-name="ro2">
          <table:table-cell table:number-columns-repeated="2" office:value-type="string">
            <text:p>[25652,22405]</text:p>
          </table:table-cell>
          <table:table-cell/>
          <table:table-cell table:number-columns-repeated="2" office:value-type="string">
            <text:p>[25652,22405]</text:p>
          </table:table-cell>
        </table:table-row>
        <table:table-row table:style-name="ro2">
          <table:table-cell table:number-columns-repeated="2" office:value-type="string">
            <text:p>[25657,22386]</text:p>
          </table:table-cell>
          <table:table-cell/>
          <table:table-cell table:number-columns-repeated="2" office:value-type="string">
            <text:p>[25657,22386]</text:p>
          </table:table-cell>
        </table:table-row>
        <table:table-row table:style-name="ro2">
          <table:table-cell table:number-columns-repeated="2" office:value-type="string">
            <text:p>[26921,20347]</text:p>
          </table:table-cell>
          <table:table-cell/>
          <table:table-cell table:number-columns-repeated="2" office:value-type="string">
            <text:p>[26921,20347]</text:p>
          </table:table-cell>
        </table:table-row>
        <table:table-row table:style-name="ro2">
          <table:table-cell table:number-columns-repeated="2" office:value-type="string">
            <text:p>[26450,19512]</text:p>
          </table:table-cell>
          <table:table-cell/>
          <table:table-cell table:number-columns-repeated="2" office:value-type="string">
            <text:p>[26450,19512]</text:p>
          </table:table-cell>
        </table:table-row>
        <table:table-row table:style-name="ro2">
          <table:table-cell table:number-columns-repeated="2" office:value-type="string">
            <text:p>[28703,21362]</text:p>
          </table:table-cell>
          <table:table-cell/>
          <table:table-cell table:number-columns-repeated="2" office:value-type="string">
            <text:p>[28703,21362]</text:p>
          </table:table-cell>
        </table:table-row>
        <table:table-row table:style-name="ro2">
          <table:table-cell table:number-columns-repeated="2" office:value-type="string">
            <text:p>[28866,25446]</text:p>
          </table:table-cell>
          <table:table-cell/>
          <table:table-cell table:number-columns-repeated="2" office:value-type="string">
            <text:p>[28866,25446]</text:p>
          </table:table-cell>
        </table:table-row>
        <table:table-row table:style-name="ro2">
          <table:table-cell table:number-columns-repeated="2" office:value-type="string">
            <text:p>[35899,14559]</text:p>
          </table:table-cell>
          <table:table-cell/>
          <table:table-cell table:number-columns-repeated="2" office:value-type="string">
            <text:p>[35899,14559]</text:p>
          </table:table-cell>
        </table:table-row>
        <table:table-row table:style-name="ro2">
          <table:table-cell table:number-columns-repeated="2" office:value-type="string">
            <text:p>[45634,18421]</text:p>
          </table:table-cell>
          <table:table-cell/>
          <table:table-cell table:number-columns-repeated="2" office:value-type="string">
            <text:p>[45634,18421]</text:p>
          </table:table-cell>
        </table:table-row>
        <table:table-row table:style-name="ro2">
          <table:table-cell table:number-columns-repeated="2" office:value-type="string">
            <text:p>[43532,7720]</text:p>
          </table:table-cell>
          <table:table-cell/>
          <table:table-cell table:number-columns-repeated="2" office:value-type="string">
            <text:p>[43532,7720]</text:p>
          </table:table-cell>
        </table:table-row>
        <table:table-row table:style-name="ro2">
          <table:table-cell table:number-columns-repeated="2" office:value-type="string">
            <text:p>[44565,6984]</text:p>
          </table:table-cell>
          <table:table-cell/>
          <table:table-cell table:number-columns-repeated="2" office:value-type="string">
            <text:p>[44565,6984]</text:p>
          </table:table-cell>
        </table:table-row>
        <table:table-row table:style-name="ro2">
          <table:table-cell table:number-columns-repeated="2" office:value-type="string">
            <text:p>[43179,8171]</text:p>
          </table:table-cell>
          <table:table-cell/>
          <table:table-cell table:number-columns-repeated="2" office:value-type="string">
            <text:p>[43179,8171]</text:p>
          </table:table-cell>
        </table:table-row>
        <table:table-row table:style-name="ro2">
          <table:table-cell table:number-columns-repeated="2" office:value-type="string">
            <text:p>[37594,7090]</text:p>
          </table:table-cell>
          <table:table-cell/>
          <table:table-cell table:number-columns-repeated="2" office:value-type="string">
            <text:p>[37594,7090]</text:p>
          </table:table-cell>
        </table:table-row>
        <table:table-row table:style-name="ro2">
          <table:table-cell table:number-columns-repeated="2" office:value-type="string">
            <text:p>[35126,13777]</text:p>
          </table:table-cell>
          <table:table-cell/>
          <table:table-cell table:number-columns-repeated="2" office:value-type="string">
            <text:p>[35126,13777]</text:p>
          </table:table-cell>
        </table:table-row>
        <table:table-row table:style-name="ro2">
          <table:table-cell table:number-columns-repeated="2" office:value-type="string">
            <text:p>[33098,12050]</text:p>
          </table:table-cell>
          <table:table-cell/>
          <table:table-cell table:number-columns-repeated="2" office:value-type="string">
            <text:p>[33098,12050]</text:p>
          </table:table-cell>
        </table:table-row>
        <table:table-row table:style-name="ro2">
          <table:table-cell table:number-columns-repeated="2" office:value-type="string">
            <text:p>[35191,12247]</text:p>
          </table:table-cell>
          <table:table-cell/>
          <table:table-cell table:number-columns-repeated="2" office:value-type="string">
            <text:p>[35191,12247]</text:p>
          </table:table-cell>
        </table:table-row>
        <table:table-row table:style-name="ro2">
          <table:table-cell table:number-columns-repeated="2" office:value-type="string">
            <text:p>[28964,15013]</text:p>
          </table:table-cell>
          <table:table-cell/>
          <table:table-cell table:number-columns-repeated="2" office:value-type="string">
            <text:p>[28964,15013]</text:p>
          </table:table-cell>
        </table:table-row>
        <table:table-row table:style-name="ro2">
          <table:table-cell table:number-columns-repeated="2" office:value-type="string">
            <text:p>[29009,14207]</text:p>
          </table:table-cell>
          <table:table-cell/>
          <table:table-cell table:number-columns-repeated="2" office:value-type="string">
            <text:p>[29009,14207]</text:p>
          </table:table-cell>
        </table:table-row>
        <table:table-row table:style-name="ro2">
          <table:table-cell table:number-columns-repeated="2" office:value-type="string">
            <text:p>[35090,19785]</text:p>
          </table:table-cell>
          <table:table-cell/>
          <table:table-cell table:number-columns-repeated="2" office:value-type="string">
            <text:p>[35090,19785]</text:p>
          </table:table-cell>
        </table:table-row>
        <table:table-row table:style-name="ro2">
          <table:table-cell table:number-columns-repeated="2" office:value-type="string">
            <text:p>[35223,9797]</text:p>
          </table:table-cell>
          <table:table-cell/>
          <table:table-cell table:number-columns-repeated="2" office:value-type="string">
            <text:p>[35223,9797]</text:p>
          </table:table-cell>
        </table:table-row>
        <table:table-row table:style-name="ro2">
          <table:table-cell table:number-columns-repeated="2" office:value-type="string">
            <text:p>[60670,6771]</text:p>
          </table:table-cell>
          <table:table-cell/>
          <table:table-cell table:number-columns-repeated="2" office:value-type="string">
            <text:p>[60670,6771]</text:p>
          </table:table-cell>
        </table:table-row>
        <table:table-row table:style-name="ro2">
          <table:table-cell table:number-columns-repeated="2" office:value-type="string">
            <text:p>[60585,6099]</text:p>
          </table:table-cell>
          <table:table-cell/>
          <table:table-cell table:number-columns-repeated="2" office:value-type="string">
            <text:p>[60585,6099]</text:p>
          </table:table-cell>
        </table:table-row>
        <table:table-row table:style-name="ro2">
          <table:table-cell table:number-columns-repeated="2" office:value-type="string">
            <text:p>[61004,8245]</text:p>
          </table:table-cell>
          <table:table-cell/>
          <table:table-cell table:number-columns-repeated="2" office:value-type="string">
            <text:p>[61004,8245]</text:p>
          </table:table-cell>
        </table:table-row>
        <table:table-row table:style-name="ro2">
          <table:table-cell table:number-columns-repeated="2" office:value-type="string">
            <text:p>[60524,9668]</text:p>
          </table:table-cell>
          <table:table-cell/>
          <table:table-cell table:number-columns-repeated="2" office:value-type="string">
            <text:p>[60524,9668]</text:p>
          </table:table-cell>
        </table:table-row>
        <table:table-row table:style-name="ro2">
          <table:table-cell table:number-columns-repeated="2" office:value-type="string">
            <text:p>[56456,6711]</text:p>
          </table:table-cell>
          <table:table-cell/>
          <table:table-cell table:number-columns-repeated="2" office:value-type="string">
            <text:p>[56456,6711]</text:p>
          </table:table-cell>
        </table:table-row>
        <table:table-row table:style-name="ro2">
          <table:table-cell table:number-columns-repeated="2" office:value-type="string">
            <text:p>[56869,6346]</text:p>
          </table:table-cell>
          <table:table-cell/>
          <table:table-cell table:number-columns-repeated="2" office:value-type="string">
            <text:p>[56869,6346]</text:p>
          </table:table-cell>
        </table:table-row>
        <table:table-row table:style-name="ro2">
          <table:table-cell table:number-columns-repeated="2" office:value-type="string">
            <text:p>[54351,5133]</text:p>
          </table:table-cell>
          <table:table-cell/>
          <table:table-cell table:number-columns-repeated="2" office:value-type="string">
            <text:p>[54351,5133]</text:p>
          </table:table-cell>
        </table:table-row>
        <table:table-row table:style-name="ro2">
          <table:table-cell table:number-columns-repeated="2" office:value-type="string">
            <text:p>[53895,10432]</text:p>
          </table:table-cell>
          <table:table-cell/>
          <table:table-cell table:number-columns-repeated="2" office:value-type="string">
            <text:p>[53895,10432]</text:p>
          </table:table-cell>
        </table:table-row>
        <table:table-row table:style-name="ro2">
          <table:table-cell table:number-columns-repeated="2" office:value-type="string">
            <text:p>[55410,9636]</text:p>
          </table:table-cell>
          <table:table-cell/>
          <table:table-cell table:number-columns-repeated="2" office:value-type="string">
            <text:p>[55410,9636]</text:p>
          </table:table-cell>
        </table:table-row>
        <table:table-row table:style-name="ro2">
          <table:table-cell table:number-columns-repeated="2" office:value-type="string">
            <text:p>[51606,12625]</text:p>
          </table:table-cell>
          <table:table-cell/>
          <table:table-cell table:number-columns-repeated="2" office:value-type="string">
            <text:p>[51606,12625]</text:p>
          </table:table-cell>
        </table:table-row>
        <table:table-row table:style-name="ro2">
          <table:table-cell table:number-columns-repeated="2" office:value-type="string">
            <text:p>[50518,12070]</text:p>
          </table:table-cell>
          <table:table-cell/>
          <table:table-cell table:number-columns-repeated="2" office:value-type="string">
            <text:p>[50518,12070]</text:p>
          </table:table-cell>
        </table:table-row>
        <table:table-row table:style-name="ro2">
          <table:table-cell table:number-columns-repeated="2" office:value-type="string">
            <text:p>[50054,13053]</text:p>
          </table:table-cell>
          <table:table-cell/>
          <table:table-cell table:number-columns-repeated="2" office:value-type="string">
            <text:p>[50054,13053]</text:p>
          </table:table-cell>
        </table:table-row>
        <table:table-row table:style-name="ro2">
          <table:table-cell table:number-columns-repeated="2" office:value-type="string">
            <text:p>[45675,9274]</text:p>
          </table:table-cell>
          <table:table-cell/>
          <table:table-cell table:number-columns-repeated="2" office:value-type="string">
            <text:p>[45675,9274]</text:p>
          </table:table-cell>
        </table:table-row>
        <table:table-row table:style-name="ro2">
          <table:table-cell table:style-name="ce2" office:value-type="string">
            <text:p>[49262,19114]</text:p>
          </table:table-cell>
          <table:table-cell table:style-name="ce2" office:value-type="string">
            <text:p>[49632,20129]</text:p>
          </table:table-cell>
          <table:table-cell/>
          <table:table-cell table:number-columns-repeated="2" office:value-type="string">
            <text:p>[49262,19114]</text:p>
          </table:table-cell>
        </table:table-row>
        <table:table-row table:style-name="ro2">
          <table:table-cell office:value-type="string">
            <text:p>[46847,16421]</text:p>
          </table:table-cell>
          <table:table-cell office:value-type="string">
            <text:p>[42301,27833]</text:p>
          </table:table-cell>
          <table:table-cell/>
          <table:table-cell table:number-columns-repeated="2" office:value-type="string">
            <text:p>[47211,20165]</text:p>
          </table:table-cell>
        </table:table-row>
        <table:table-row table:style-name="ro2">
          <table:table-cell office:value-type="string">
            <text:p>[50614,15714]</text:p>
          </table:table-cell>
          <table:table-cell office:value-type="string">
            <text:p>[44434,32061]</text:p>
          </table:table-cell>
          <table:table-cell/>
          <table:table-cell table:number-columns-repeated="2" office:value-type="string">
            <text:p>[43614,18133]</text:p>
          </table:table-cell>
        </table:table-row>
        <table:table-row table:style-name="ro2">
          <table:table-cell office:value-type="string">
            <text:p>[48753,19701]</text:p>
          </table:table-cell>
          <table:table-cell office:value-type="string">
            <text:p>[35061,38387]</text:p>
          </table:table-cell>
          <table:table-cell/>
          <table:table-cell table:number-columns-repeated="2" office:value-type="string">
            <text:p>[42944,19970]</text:p>
          </table:table-cell>
        </table:table-row>
        <table:table-row table:style-name="ro2">
          <table:table-cell office:value-type="string">
            <text:p>[44876,21082]</text:p>
          </table:table-cell>
          <table:table-cell office:value-type="string">
            <text:p>[36070,40113]</text:p>
          </table:table-cell>
          <table:table-cell/>
          <table:table-cell table:number-columns-repeated="2" office:value-type="string">
            <text:p>[43012,20015]</text:p>
          </table:table-cell>
        </table:table-row>
        <table:table-row table:style-name="ro2">
          <table:table-cell office:value-type="string">
            <text:p>[49859,19044]</text:p>
          </table:table-cell>
          <table:table-cell office:value-type="string">
            <text:p>[34861,44228]</text:p>
          </table:table-cell>
          <table:table-cell/>
          <table:table-cell table:number-columns-repeated="2" office:value-type="string">
            <text:p>[39843,22431]</text:p>
          </table:table-cell>
        </table:table-row>
        <table:table-row table:style-name="ro2">
          <table:table-cell office:value-type="string">
            <text:p>[45234,25875]</text:p>
          </table:table-cell>
          <table:table-cell office:value-type="string">
            <text:p>[33116,35356]</text:p>
          </table:table-cell>
          <table:table-cell/>
          <table:table-cell table:number-columns-repeated="2" office:value-type="string">
            <text:p>[46475,22526]</text:p>
          </table:table-cell>
        </table:table-row>
        <table:table-row table:style-name="ro2">
          <table:table-cell office:value-type="string">
            <text:p>[49570,23336]</text:p>
          </table:table-cell>
          <table:table-cell office:value-type="string">
            <text:p>[32659,35829]</text:p>
          </table:table-cell>
          <table:table-cell/>
          <table:table-cell table:number-columns-repeated="2" office:value-type="string">
            <text:p>[46276,21955]</text:p>
          </table:table-cell>
        </table:table-row>
        <table:table-row table:style-name="ro2">
          <table:table-cell office:value-type="string">
            <text:p>[50532,22029]</text:p>
          </table:table-cell>
          <table:table-cell office:value-type="string">
            <text:p>[30360,31680]</text:p>
          </table:table-cell>
          <table:table-cell/>
          <table:table-cell table:number-columns-repeated="2" office:value-type="string">
            <text:p>[47072,22834]</text:p>
          </table:table-cell>
        </table:table-row>
        <table:table-row table:style-name="ro2">
          <table:table-cell office:value-type="string">
            <text:p>[50587,24225]</text:p>
          </table:table-cell>
          <table:table-cell office:value-type="string">
            <text:p>[29060,37327]</text:p>
          </table:table-cell>
          <table:table-cell/>
          <table:table-cell table:number-columns-repeated="2" office:value-type="string">
            <text:p>[52730,17741]</text:p>
          </table:table-cell>
        </table:table-row>
        <table:table-row table:style-name="ro2">
          <table:table-cell office:value-type="string">
            <text:p>[53698,26794]</text:p>
          </table:table-cell>
          <table:table-cell office:value-type="string">
            <text:p>[33983,37799]</text:p>
          </table:table-cell>
          <table:table-cell/>
          <table:table-cell table:number-columns-repeated="2" office:value-type="string">
            <text:p>[52439,24888]</text:p>
          </table:table-cell>
        </table:table-row>
        <table:table-row table:style-name="ro2">
          <table:table-cell office:value-type="string">
            <text:p>[54072,25829]</text:p>
          </table:table-cell>
          <table:table-cell office:value-type="string">
            <text:p>[34861,40224]</text:p>
          </table:table-cell>
          <table:table-cell/>
          <table:table-cell table:number-columns-repeated="2" office:value-type="string">
            <text:p>[56038,21390]</text:p>
          </table:table-cell>
        </table:table-row>
        <table:table-row table:style-name="ro2">
          <table:table-cell office:value-type="string">
            <text:p>[50909,21076]</text:p>
          </table:table-cell>
          <table:table-cell office:value-type="string">
            <text:p>[34640,40297]</text:p>
          </table:table-cell>
          <table:table-cell/>
          <table:table-cell table:number-columns-repeated="2" office:value-type="string">
            <text:p>[58345,26213]</text:p>
          </table:table-cell>
        </table:table-row>
        <table:table-row table:style-name="ro2">
          <table:table-cell office:value-type="string">
            <text:p>[49142,23535]</text:p>
          </table:table-cell>
          <table:table-cell office:value-type="string">
            <text:p>[30427,50341]</text:p>
          </table:table-cell>
          <table:table-cell/>
          <table:table-cell table:number-columns-repeated="2" office:value-type="string">
            <text:p>[50105,24136]</text:p>
          </table:table-cell>
        </table:table-row>
        <table:table-row table:style-name="ro2">
          <table:table-cell office:value-type="string">
            <text:p>[49705,25905]</text:p>
          </table:table-cell>
          <table:table-cell office:value-type="string">
            <text:p>[27482,47408]</text:p>
          </table:table-cell>
          <table:table-cell/>
          <table:table-cell table:number-columns-repeated="2" office:value-type="string">
            <text:p>[46526,27887]</text:p>
          </table:table-cell>
        </table:table-row>
        <table:table-row table:style-name="ro2">
          <table:table-cell office:value-type="string">
            <text:p>[47692,20716]</text:p>
          </table:table-cell>
          <table:table-cell office:value-type="string">
            <text:p>[27763,47663]</text:p>
          </table:table-cell>
          <table:table-cell/>
          <table:table-cell table:number-columns-repeated="2" office:value-type="string">
            <text:p>[50535,32772]</text:p>
          </table:table-cell>
        </table:table-row>
        <table:table-row table:style-name="ro2">
          <table:table-cell office:value-type="string">
            <text:p>[57141,22121]</text:p>
          </table:table-cell>
          <table:table-cell office:value-type="string">
            <text:p>[32429,44998]</text:p>
          </table:table-cell>
          <table:table-cell/>
          <table:table-cell table:number-columns-repeated="2" office:value-type="string">
            <text:p>[49619,35903]</text:p>
          </table:table-cell>
        </table:table-row>
        <table:table-row table:style-name="ro2">
          <table:table-cell office:value-type="string">
            <text:p>[54134,13411]</text:p>
          </table:table-cell>
          <table:table-cell office:value-type="string">
            <text:p>[33571,47409]</text:p>
          </table:table-cell>
          <table:table-cell/>
          <table:table-cell table:number-columns-repeated="2" office:value-type="string">
            <text:p>[45925,34510]</text:p>
          </table:table-cell>
        </table:table-row>
        <table:table-row table:style-name="ro2">
          <table:table-cell office:value-type="string">
            <text:p>[54447,13369]</text:p>
          </table:table-cell>
          <table:table-cell office:value-type="string">
            <text:p>[26703,47260]</text:p>
          </table:table-cell>
          <table:table-cell/>
          <table:table-cell table:number-columns-repeated="2" office:value-type="string">
            <text:p>[38626,22866]</text:p>
          </table:table-cell>
        </table:table-row>
        <table:table-row table:style-name="ro2">
          <table:table-cell office:value-type="string">
            <text:p>[51564,13292]</text:p>
          </table:table-cell>
          <table:table-cell office:value-type="string">
            <text:p>[26756,47497]</text:p>
          </table:table-cell>
          <table:table-cell/>
          <table:table-cell table:number-columns-repeated="2" office:value-type="string">
            <text:p>[37136,24749]</text:p>
          </table:table-cell>
        </table:table-row>
        <table:table-row table:style-name="ro2">
          <table:table-cell office:value-type="string">
            <text:p>[51887,13012]</text:p>
          </table:table-cell>
          <table:table-cell office:value-type="string">
            <text:p>[22386,46900]</text:p>
          </table:table-cell>
          <table:table-cell/>
          <table:table-cell table:number-columns-repeated="2" office:value-type="string">
            <text:p>[36153,20715]</text:p>
          </table:table-cell>
        </table:table-row>
        <table:table-row table:style-name="ro2">
          <table:table-cell office:value-type="string">
            <text:p>[53835,9235]</text:p>
          </table:table-cell>
          <table:table-cell office:value-type="string">
            <text:p>[25380,46971]</text:p>
          </table:table-cell>
          <table:table-cell/>
          <table:table-cell table:number-columns-repeated="2" office:value-type="string">
            <text:p>[60896,-41061]</text:p>
          </table:table-cell>
        </table:table-row>
        <table:table-row table:style-name="ro2">
          <table:table-cell office:value-type="string">
            <text:p>[53018,9126]</text:p>
          </table:table-cell>
          <table:table-cell office:value-type="string">
            <text:p>[24823,46341]</text:p>
          </table:table-cell>
          <table:table-cell/>
          <table:table-cell table:number-columns-repeated="2" office:value-type="string">
            <text:p>[60015,-46103]</text:p>
          </table:table-cell>
        </table:table-row>
        <table:table-row table:style-name="ro2">
          <table:table-cell/>
          <table:table-cell office:value-type="string">
            <text:p>[27219,48136]</text:p>
          </table:table-cell>
          <table:table-cell/>
          <table:table-cell table:number-columns-repeated="2" office:value-type="string">
            <text:p>[67792,-43085]</text:p>
          </table:table-cell>
        </table:table-row>
        <table:table-row table:style-name="ro2">
          <table:table-cell/>
          <table:table-cell office:value-type="string">
            <text:p>[25858,46465]</text:p>
          </table:table-cell>
          <table:table-cell/>
          <table:table-cell table:number-columns-repeated="2" office:value-type="string">
            <text:p>[71849,-53398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72546,-53189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73395,-53412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64962,-50044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68869,-52401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69390,-59987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72121,-55839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69781,-57662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77875,-60781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74908,-59138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74975,-60114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78240,-61076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81329,-60596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80208,-55003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79855,-54962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85362,-51075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85350,-51082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85157,-42463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83120,-41864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87043,-42083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86028,-42196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86784,-36831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94804,-37194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95622,-30795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96596,-29910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92653,-29090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90182,-32851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87959,-32709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83421,-13702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77890,-13504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81105,-9380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77672,-9877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75825,-9439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77726,-11200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81507,-10559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83799,-15132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80460,-8819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80428,-8986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80775,-9227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79102,-9470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86029,-15949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83570,-16610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84401,-15115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85068,-21594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83022,-16057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77361,-17892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76962,-16406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83683,-23642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82382,-21099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87547,-26043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73058,-25096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72252,-26103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74487,-25607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75938,-20474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81606,-30505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90221,-22771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99772,-23943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99096,-22870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105447,-23747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101631,-27450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107728,-25173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106605,-27250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113291,-23891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111570,-27869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108124,-28560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113222,-30023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112504,-24642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109644,-20441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109682,-20468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108744,-16043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108749,-16044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108406,-20017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109573,-23141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105648,-19527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104566,-20914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110879,-14758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110382,-15055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109577,-4872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108876,-6273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109497,-10439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113019,-9198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111245,-3485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117397,-1518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115840,-917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115756,5142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116553,4855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116544,7293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116503,7155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99861,19458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96750,18368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100156,21803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99854,21808]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[101697,27011]</text:p>
          </table:table-cell>
        </table:table-row>
        <table:table-row table:style-name="ro2">
          <table:table-cell table:number-columns-repeated="3"/>
          <table:table-cell table:style-name="ce2" office:value-type="string">
            <text:p>[109429,20040]</text:p>
          </table:table-cell>
          <table:table-cell table:style-name="ce2" office:value-type="string">
            <text:p>[104204,24735]</text:p>
          </table:table-cell>
        </table:table-row>
        <table:table-row table:style-name="ro2">
          <table:table-cell table:number-columns-repeated="3"/>
          <table:table-cell office:value-type="string">
            <text:p>[111234,20671]</text:p>
          </table:table-cell>
          <table:table-cell office:value-type="string">
            <text:p>[102327,25399]</text:p>
          </table:table-cell>
        </table:table-row>
        <table:table-row table:style-name="ro2">
          <table:table-cell table:number-columns-repeated="3"/>
          <table:table-cell office:value-type="string">
            <text:p>[109667,17649]</text:p>
          </table:table-cell>
          <table:table-cell office:value-type="string">
            <text:p>[102463,25466]</text:p>
          </table:table-cell>
        </table:table-row>
        <table:table-row table:style-name="ro2">
          <table:table-cell table:number-columns-repeated="3"/>
          <table:table-cell office:value-type="string">
            <text:p>[110211,16804]</text:p>
          </table:table-cell>
          <table:table-cell office:value-type="string">
            <text:p>[100830,14798]</text:p>
          </table:table-cell>
        </table:table-row>
        <table:table-row table:style-name="ro2">
          <table:table-cell table:number-columns-repeated="3"/>
          <table:table-cell office:value-type="string">
            <text:p>[114019,18173]</text:p>
          </table:table-cell>
          <table:table-cell office:value-type="string">
            <text:p>[103196,12739]</text:p>
          </table:table-cell>
        </table:table-row>
        <table:table-row table:style-name="ro2">
          <table:table-cell table:number-columns-repeated="3"/>
          <table:table-cell office:value-type="string">
            <text:p>[113974,18205]</text:p>
          </table:table-cell>
          <table:table-cell office:value-type="string">
            <text:p>[102381,16581]</text:p>
          </table:table-cell>
        </table:table-row>
        <table:table-row table:style-name="ro2">
          <table:table-cell table:number-columns-repeated="3"/>
          <table:table-cell office:value-type="string">
            <text:p>[115034,19946]</text:p>
          </table:table-cell>
          <table:table-cell office:value-type="string">
            <text:p>[101092,17346]</text:p>
          </table:table-cell>
        </table:table-row>
        <table:table-row table:style-name="ro2">
          <table:table-cell table:number-columns-repeated="3"/>
          <table:table-cell office:value-type="string">
            <text:p>[111486,18213]</text:p>
          </table:table-cell>
          <table:table-cell office:value-type="string">
            <text:p>[76879,80824]</text:p>
          </table:table-cell>
        </table:table-row>
        <table:table-row table:style-name="ro2">
          <table:table-cell table:number-columns-repeated="3"/>
          <table:table-cell office:value-type="string">
            <text:p>[96199,24513]</text:p>
          </table:table-cell>
          <table:table-cell office:value-type="string">
            <text:p>[52358,103201]</text:p>
          </table:table-cell>
        </table:table-row>
        <table:table-row table:style-name="ro2">
          <table:table-cell table:number-columns-repeated="3"/>
          <table:table-cell office:value-type="string">
            <text:p>[90030,23032]</text:p>
          </table:table-cell>
          <table:table-cell office:value-type="string">
            <text:p>[55565,110912]</text:p>
          </table:table-cell>
        </table:table-row>
        <table:table-row table:style-name="ro2">
          <table:table-cell table:number-columns-repeated="3"/>
          <table:table-cell office:value-type="string">
            <text:p>[94698,28101]</text:p>
          </table:table-cell>
          <table:table-cell office:value-type="string">
            <text:p>[55656,116865]</text:p>
          </table:table-cell>
        </table:table-row>
        <table:table-row table:style-name="ro2">
          <table:table-cell table:number-columns-repeated="3"/>
          <table:table-cell office:value-type="string">
            <text:p>[94361,27897]</text:p>
          </table:table-cell>
          <table:table-cell office:value-type="string">
            <text:p>[55466,116034]</text:p>
          </table:table-cell>
        </table:table-row>
        <table:table-row table:style-name="ro2">
          <table:table-cell table:number-columns-repeated="3"/>
          <table:table-cell office:value-type="string">
            <text:p>[94142,28343]</text:p>
          </table:table-cell>
          <table:table-cell office:value-type="string">
            <text:p>[56187,115633]</text:p>
          </table:table-cell>
        </table:table-row>
        <table:table-row table:style-name="ro2">
          <table:table-cell table:number-columns-repeated="3"/>
          <table:table-cell office:value-type="string">
            <text:p>[90990,18928]</text:p>
          </table:table-cell>
          <table:table-cell office:value-type="string">
            <text:p>[51635,116370]</text:p>
          </table:table-cell>
        </table:table-row>
        <table:table-row table:style-name="ro2">
          <table:table-cell table:number-columns-repeated="3"/>
          <table:table-cell office:value-type="string">
            <text:p>[84754,23485]</text:p>
          </table:table-cell>
          <table:table-cell office:value-type="string">
            <text:p>[54356,110506]</text:p>
          </table:table-cell>
        </table:table-row>
        <table:table-row table:style-name="ro2">
          <table:table-cell table:number-columns-repeated="3"/>
          <table:table-cell office:value-type="string">
            <text:p>[80775,16582]</text:p>
          </table:table-cell>
          <table:table-cell office:value-type="string">
            <text:p>[52242,118005]</text:p>
          </table:table-cell>
        </table:table-row>
        <table:table-row table:style-name="ro2">
          <table:table-cell table:number-columns-repeated="3"/>
          <table:table-cell office:value-type="string">
            <text:p>[82405,22395]</text:p>
          </table:table-cell>
          <table:table-cell office:value-type="string">
            <text:p>[54450,114182]</text:p>
          </table:table-cell>
        </table:table-row>
        <table:table-row table:style-name="ro2">
          <table:table-cell table:number-columns-repeated="3"/>
          <table:table-cell office:value-type="string">
            <text:p>[81537,17302]</text:p>
          </table:table-cell>
          <table:table-cell office:value-type="string">
            <text:p>[50981,121285]</text:p>
          </table:table-cell>
        </table:table-row>
        <table:table-row table:style-name="ro2">
          <table:table-cell table:number-columns-repeated="3"/>
          <table:table-cell office:value-type="string">
            <text:p>[78679,23285]</text:p>
          </table:table-cell>
          <table:table-cell office:value-type="string">
            <text:p>[56280,117711]</text:p>
          </table:table-cell>
        </table:table-row>
        <table:table-row table:style-name="ro2">
          <table:table-cell table:number-columns-repeated="3"/>
          <table:table-cell office:value-type="string">
            <text:p>[76778,14175]</text:p>
          </table:table-cell>
          <table:table-cell office:value-type="string">
            <text:p>[62037,117067]</text:p>
          </table:table-cell>
        </table:table-row>
        <table:table-row table:style-name="ro2">
          <table:table-cell table:number-columns-repeated="3"/>
          <table:table-cell office:value-type="string">
            <text:p>[75383,17791]</text:p>
          </table:table-cell>
          <table:table-cell office:value-type="string">
            <text:p>[62051,117752]</text:p>
          </table:table-cell>
        </table:table-row>
        <table:table-row table:style-name="ro2">
          <table:table-cell table:number-columns-repeated="3"/>
          <table:table-cell office:value-type="string">
            <text:p>[74904,11729]</text:p>
          </table:table-cell>
          <table:table-cell office:value-type="string">
            <text:p>[72385,121481]</text:p>
          </table:table-cell>
        </table:table-row>
        <table:table-row table:style-name="ro2">
          <table:table-cell table:number-columns-repeated="3"/>
          <table:table-cell office:value-type="string">
            <text:p>[78767,15481]</text:p>
          </table:table-cell>
          <table:table-cell office:value-type="string">
            <text:p>[72943,125830]</text:p>
          </table:table-cell>
        </table:table-row>
        <table:table-row table:style-name="ro2">
          <table:table-cell table:number-columns-repeated="3"/>
          <table:table-cell office:value-type="string">
            <text:p>[75376,14796]</text:p>
          </table:table-cell>
          <table:table-cell office:value-type="string">
            <text:p>[71340,126994]</text:p>
          </table:table-cell>
        </table:table-row>
        <table:table-row table:style-name="ro2">
          <table:table-cell table:number-columns-repeated="3"/>
          <table:table-cell office:value-type="string">
            <text:p>[78273,19773]</text:p>
          </table:table-cell>
          <table:table-cell office:value-type="string">
            <text:p>[71459,120131]</text:p>
          </table:table-cell>
        </table:table-row>
        <table:table-row table:style-name="ro2">
          <table:table-cell table:number-columns-repeated="3"/>
          <table:table-cell office:value-type="string">
            <text:p>[83506,16457]</text:p>
          </table:table-cell>
          <table:table-cell office:value-type="string">
            <text:p>[71315,120270]</text:p>
          </table:table-cell>
        </table:table-row>
        <table:table-row table:style-name="ro2">
          <table:table-cell table:number-columns-repeated="3"/>
          <table:table-cell office:value-type="string">
            <text:p>[87035,18605]</text:p>
          </table:table-cell>
          <table:table-cell office:value-type="string">
            <text:p>[71438,119932]</text:p>
          </table:table-cell>
        </table:table-row>
        <table:table-row table:style-name="ro2">
          <table:table-cell table:number-columns-repeated="3"/>
          <table:table-cell office:value-type="string">
            <text:p>[83290,23917]</text:p>
          </table:table-cell>
          <table:table-cell office:value-type="string">
            <text:p>[68048,122831]</text:p>
          </table:table-cell>
        </table:table-row>
        <table:table-row table:style-name="ro2">
          <table:table-cell table:number-columns-repeated="3"/>
          <table:table-cell office:value-type="string">
            <text:p>[83723,24811]</text:p>
          </table:table-cell>
          <table:table-cell office:value-type="string">
            <text:p>[70941,126727]</text:p>
          </table:table-cell>
        </table:table-row>
        <table:table-row table:style-name="ro2">
          <table:table-cell table:number-columns-repeated="3"/>
          <table:table-cell office:value-type="string">
            <text:p>[77292,29169]</text:p>
          </table:table-cell>
          <table:table-cell office:value-type="string">
            <text:p>[68970,126663]</text:p>
          </table:table-cell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8">00/00/0000</text:date>, <text:time style:data-style-name="N2" text:time-value="0000-00-00T03:26: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5T16:45:26</meta:creation-date>
    <dc:date>2015-02-18T03:47:47</dc:date>
    <meta:editing-duration>PT5H5M3S</meta:editing-duration>
    <meta:editing-cycles>24</meta:editing-cycles>
    <meta:generator>LibreOffice/4.0.6.2$Linux_x86 LibreOffice_project/400m0$Build-2</meta:generator>
    <meta:document-statistic meta:table-count="2" meta:cell-count="681" meta:object-count="0"/>
  </office:meta>
</office:document-meta>
</file>